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F" svg:font-family="" style:font-family-generic="roman"/>
    <style:font-face style:name="Times New Roman1" svg:font-family="'Times New Roman'" style:font-family-generic="roman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margin-left="0.016cm" fo:margin-right="0.413cm" fo:text-indent="0cm"/>
    </style:style>
    <style:style style:name="P4" style:family="paragraph">
      <style:paragraph-properties fo:margin-left="0.016cm" fo:margin-right="0.413cm" fo:text-align="center" fo:text-indent="0cm"/>
      <style:text-properties fo:font-size="12pt"/>
    </style:style>
    <style:style style:name="P5" style:family="paragraph">
      <style:paragraph-properties fo:text-align="center"/>
      <style:text-properties style:font-name="F" fo:font-size="12pt" style:font-size-asian="12pt" style:font-size-complex="12pt"/>
    </style:style>
    <style:style style:name="P6" style:family="paragraph">
      <style:paragraph-properties fo:text-align="start"/>
      <style:text-properties style:font-name="F" fo:font-size="12pt" style:font-size-asian="12pt" style:font-size-complex="12pt"/>
    </style:style>
    <style:style style:name="P7" style:family="paragraph">
      <style:paragraph-properties fo:text-align="center"/>
      <style:text-properties style:font-name="F" fo:font-size="12pt" fo:language="uk" fo:country="UA" style:font-size-asian="12pt" style:font-size-complex="12pt"/>
    </style:style>
    <style:style style:name="P8" style:family="paragraph">
      <style:paragraph-properties fo:text-align="center"/>
      <style:text-properties style:text-position="-25% 100%" style:font-name="F" fo:font-size="12pt" style:font-size-asian="12pt" style:font-size-complex="12pt"/>
    </style:style>
    <style:style style:name="P9" style:family="paragraph">
      <style:paragraph-properties fo:text-align="center"/>
      <style:text-properties style:text-position="-25% 100%" style:font-name="F" fo:font-size="12pt" fo:language="uk" fo:country="UA" style:font-size-asian="12pt" style:font-size-complex="12pt"/>
    </style:style>
    <style:style style:name="P10" style:family="paragraph">
      <style:text-properties style:text-position="-25% 100%" style:font-name="F" fo:font-size="12pt" style:font-size-asian="12pt" style:font-size-complex="12pt"/>
    </style:style>
    <style:style style:name="P11" style:family="paragraph">
      <style:text-properties style:text-position="-25% 100%" style:font-name="F" fo:font-size="11pt" style:font-size-asian="11pt" style:font-size-complex="11pt"/>
    </style:style>
    <style:style style:name="P12" style:family="paragraph">
      <style:text-properties style:font-name="F" fo:font-size="12pt"/>
    </style:style>
    <style:style style:name="P13" style:family="paragraph">
      <style:paragraph-properties fo:text-align="center"/>
      <style:text-properties style:font-name="F" fo:font-size="12pt" fo:language="uk" fo:country="UA"/>
    </style:style>
    <style:style style:name="T1" style:family="text">
      <style:text-properties style:font-name="Times New Roman1" fo:font-size="12pt" fo:language="uk" fo:country="UA" style:font-name-complex="Times New Roman1"/>
    </style:style>
    <style:style style:name="T2" style:family="text">
      <style:text-properties style:font-name="Times New Roman1" fo:font-size="12pt" fo:language="uk" fo:country="UA" style:font-size-asian="12pt" style:font-name-complex="Times New Roman1" style:font-size-complex="12pt"/>
    </style:style>
    <style:style style:name="T3" style:family="text">
      <style:text-properties style:font-name="F" fo:font-size="12pt" fo:language="uk" fo:country="UA" style:font-size-asian="12pt" style:font-size-complex="12pt"/>
    </style:style>
    <style:style style:name="T4" style:family="text">
      <style:text-properties style:font-name="F" fo:font-size="12pt" style:font-size-asian="12pt" style:font-size-complex="12pt"/>
    </style:style>
    <style:style style:name="T5" style:family="text">
      <style:text-properties style:text-position="-25% 100%" style:font-name="F" fo:font-size="12pt" style:font-size-asian="12pt" style:font-size-complex="12pt"/>
    </style:style>
    <style:style style:name="T6" style:family="text">
      <style:text-properties style:font-name="Times New Roman1" fo:font-size="12pt" fo:language="ru" fo:country="RU" fo:font-weight="bold" style:font-name-complex="Times New Roman1" style:font-weight-complex="bold"/>
    </style:style>
    <style:style style:name="T7" style:family="text">
      <style:text-properties fo:font-size="12pt"/>
    </style:style>
    <style:style style:name="T8" style:family="text">
      <style:text-properties style:text-position="-25% 100%" style:font-name="Times New Roman1" fo:font-size="12pt" fo:language="uk" fo:country="UA" style:font-size-asian="12pt" style:font-name-complex="Times New Roman1" style:font-size-complex="12pt"/>
    </style:style>
    <style:style style:name="T9" style:family="text">
      <style:text-properties style:text-position="-25% 100%" style:font-name="Times New Roman1" fo:font-size="11pt" fo:language="uk" fo:country="UA" style:font-size-asian="11pt" style:font-name-complex="Times New Roman1" style:font-size-complex="11pt"/>
    </style:style>
    <style:style style:name="gr1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9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0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6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office:forms form:automatic-focus="tru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" svg:width="1.511cm" svg:height="0.75cm" svg:x="6.189cm" svg:y="18.791cm">
        <draw:text-box>
          <text:p><text:span text:style-name="T1">!ДВчч!</text:span></text:p>
        </draw:text-box>
      </draw:frame>
      <draw:frame text:anchor-type="page" text:anchor-page-number="1" draw:z-index="1" draw:style-name="gr1" draw:text-style-name="P1" svg:width="4.381cm" svg:height="0.75cm" svg:x="7.01cm" svg:y="18.78cm">
        <draw:text-box>
          <text:p text:style-name="P2"><text:span text:style-name="T1">!ДВммм!</text:span></text:p>
        </draw:text-box>
      </draw:frame>
      <draw:frame text:anchor-type="page" text:anchor-page-number="1" draw:z-index="2" draw:style-name="gr2" draw:text-style-name="P1" svg:width="2.49cm" svg:height="0.532cm" svg:x="10.97cm" svg:y="18.791cm">
        <draw:text-box>
          <text:p><text:span text:style-name="T1">!ДВрр!</text:span></text:p>
        </draw:text-box>
      </draw:frame>
      <draw:frame text:anchor-type="page" text:anchor-page-number="1" draw:z-index="3" draw:style-name="gr2" draw:text-style-name="P1" svg:width="4.462cm" svg:height="0.532cm" svg:x="13.321cm" svg:y="20.451cm">
        <draw:text-box>
          <text:p><text:span text:style-name="T1">!Керівник!</text:span></text:p>
        </draw:text-box>
      </draw:frame>
      <draw:frame text:anchor-type="page" text:anchor-page-number="1" draw:z-index="4" draw:style-name="gr1" draw:text-style-name="P4" svg:width="7.58cm" svg:height="0.75cm" svg:x="10.52cm" svg:y="17.23cm">
        <draw:text-box>
          <text:p text:style-name="P3"><text:span text:style-name="T1">!ОР_1!</text:span></text:p>
        </draw:text-box>
      </draw:frame>
      <draw:frame text:anchor-type="page" text:anchor-page-number="1" draw:z-index="5" draw:style-name="gr1" draw:text-style-name="P1" svg:width="14.101cm" svg:height="0.75cm" svg:x="4.009cm" svg:y="17.72cm">
        <draw:text-box>
          <text:p><text:span text:style-name="T1">!ОР_2!</text:span></text:p>
        </draw:text-box>
      </draw:frame>
      <draw:frame text:anchor-type="page" text:anchor-page-number="1" draw:z-index="6" draw:style-name="gr3" draw:text-style-name="P5" svg:width="10.12cm" svg:height="0.802cm" svg:x="5.9cm" svg:y="15cm">
        <draw:text-box>
          <text:p text:style-name="P5"><text:span text:style-name="T2">!ІмБ! <text:s/>!ПбБ!</text:span></text:p>
        </draw:text-box>
      </draw:frame>
      <draw:frame text:anchor-type="page" text:anchor-page-number="1" draw:z-index="7" draw:style-name="gr3" draw:text-style-name="P5" svg:width="6.861cm" svg:height="0.802cm" svg:x="5.911cm" svg:y="14.33cm">
        <draw:text-box>
          <text:p text:style-name="P5"><text:span text:style-name="T2">!ПрБ!</text:span></text:p>
        </draw:text-box>
      </draw:frame>
      <draw:frame text:anchor-type="page" text:anchor-page-number="1" draw:z-index="8" draw:style-name="gr3" draw:text-style-name="P6" svg:width="5.321cm" svg:height="0.802cm" svg:x="5.009cm" svg:y="12.891cm">
        <draw:text-box>
          <text:p text:style-name="P6"><text:span text:style-name="T2">!нмнобл!</text:span></text:p>
        </draw:text-box>
      </draw:frame>
      <draw:frame text:anchor-type="page" text:anchor-page-number="1" draw:z-index="9" draw:style-name="gr3" draw:text-style-name="P6" svg:width="5.321cm" svg:height="0.802cm" svg:x="11.46cm" svg:y="12.27cm">
        <draw:text-box>
          <text:p text:style-name="P6"><text:span text:style-name="T2">!ндн! !нмнд!</text:span></text:p>
        </draw:text-box>
      </draw:frame>
      <draw:frame text:anchor-type="page" text:anchor-page-number="1" draw:z-index="10" draw:style-name="gr3" draw:text-style-name="P5" svg:width="6.861cm" svg:height="0.802cm" svg:x="6.17cm" svg:y="11.64cm">
        <draw:text-box>
          <text:p text:style-name="P5"><text:span text:style-name="T2">!ПбН!</text:span></text:p>
        </draw:text-box>
      </draw:frame>
      <draw:frame text:anchor-type="page" text:anchor-page-number="1" draw:z-index="11" draw:style-name="gr3" draw:text-style-name="P5" svg:width="6.861cm" svg:height="0.802cm" svg:x="8.14cm" svg:y="10.44cm">
        <draw:text-box>
          <text:p text:style-name="P5"><text:span text:style-name="T2">!ПрН!</text:span></text:p>
        </draw:text-box>
      </draw:frame>
      <draw:frame text:anchor-type="page" text:anchor-page-number="1" draw:z-index="12" draw:style-name="gr3" draw:text-style-name="P5" svg:width="6.861cm" svg:height="0.802cm" svg:x="6.17cm" svg:y="11.04cm">
        <draw:text-box>
          <text:p text:style-name="P5"><text:span text:style-name="T2">!ІмН!</text:span></text:p>
        </draw:text-box>
      </draw:frame>
      <draw:frame text:anchor-type="page" text:anchor-page-number="1" draw:z-index="13" draw:style-name="gr1" draw:text-style-name="P7" svg:width="5.141cm" svg:height="0.75cm" svg:x="4.881cm" svg:y="7.16cm">
        <draw:text-box>
          <text:p text:style-name="P7"><text:span text:style-name="T3">!СтІмН!</text:span></text:p>
        </draw:text-box>
      </draw:frame>
      <draw:frame text:anchor-type="page" text:anchor-page-number="1" draw:z-index="14" draw:style-name="gr1" draw:text-style-name="P5" svg:width="4.762cm" svg:height="0.75cm" svg:x="11.77cm" svg:y="7.16cm">
        <draw:text-box>
          <text:p text:style-name="P5"><text:span text:style-name="T4">!СтПбН!</text:span></text:p>
        </draw:text-box>
      </draw:frame>
      <draw:frame text:anchor-type="page" text:anchor-page-number="1" draw:z-index="15" draw:style-name="gr1" draw:text-style-name="P8" svg:width="10.63cm" svg:height="0.75cm" svg:x="5.9cm" svg:y="6.62cm">
        <draw:text-box>
          <text:p text:style-name="P8"><text:span text:style-name="T5">!СтПрн!</text:span></text:p>
        </draw:text-box>
      </draw:frame>
      <draw:frame text:anchor-type="page" text:anchor-page-number="1" draw:z-index="16" draw:style-name="gr4" draw:text-style-name="P1" svg:width="4.213cm" svg:height="0.532cm" svg:x="8.961cm" svg:y="6.01cm">
        <draw:text-box>
          <text:p text:style-name="P2"><text:span text:style-name="T6">!ПОВТОРНО!</text:span><text:span text:style-name="T7"> </text:span></text:p>
        </draw:text-box>
      </draw:frame>
      <draw:frame text:anchor-type="page" text:anchor-page-number="1" draw:z-index="17" draw:style-name="gr1" draw:text-style-name="P9" svg:width="1.751cm" svg:height="0.75cm" svg:x="7.26cm" svg:y="7.8cm">
        <draw:text-box>
          <text:p text:style-name="P9"><text:span text:style-name="T8">!днчч!</text:span></text:p>
        </draw:text-box>
      </draw:frame>
      <draw:frame text:anchor-type="page" text:anchor-page-number="1" draw:z-index="18" draw:style-name="gr1" draw:text-style-name="P9" svg:width="3.01cm" svg:height="0.75cm" svg:x="8.661cm" svg:y="7.8cm">
        <draw:text-box>
          <text:p text:style-name="P9"><text:span text:style-name="T8">!днммм!</text:span></text:p>
        </draw:text-box>
      </draw:frame>
      <draw:frame text:anchor-type="page" text:anchor-page-number="1" draw:z-index="19" draw:style-name="gr1" draw:text-style-name="P9" svg:width="2.251cm" svg:height="0.75cm" svg:x="11.269cm" svg:y="7.8cm">
        <draw:text-box>
          <text:p text:style-name="P10"><text:span text:style-name="T8">!днрррр!</text:span></text:p>
        </draw:text-box>
      </draw:frame>
      <draw:frame text:anchor-type="page" text:anchor-page-number="1" draw:z-index="20" draw:style-name="gr1" draw:text-style-name="P9" svg:width="3.761cm" svg:height="0.75cm" svg:x="13.36cm" svg:y="7.8cm">
        <draw:text-box>
          <text:p text:style-name="P10"><text:span text:style-name="T8">!МНД!</text:span></text:p>
        </draw:text-box>
      </draw:frame>
      <draw:frame text:anchor-type="page" text:anchor-page-number="1" draw:z-index="21" draw:style-name="gr1" draw:text-style-name="P9" svg:width="13.02cm" svg:height="0.75cm" svg:x="4.26cm" svg:y="8.361cm">
        <draw:text-box>
          <text:p text:style-name="P11"><text:span text:style-name="T8">!МНОбл! !МНРайон! !мсс! !мнм!</text:span></text:p>
        </draw:text-box>
      </draw:frame>
      <draw:frame text:anchor-type="page" text:anchor-page-number="1" draw:z-index="22" draw:style-name="gr5" draw:text-style-name="P9" svg:width="12.251cm" svg:height="1.17cm" svg:x="4.26cm" svg:y="9.1cm">
        <draw:text-box>
          <text:p text:style-name="P12"><text:span text:style-name="T9"><text:s text:c="60"/></text:span><text:span text:style-name="T9">!нсуду! від !дпр! р. !нрс!</text:span></text:p>
        </draw:text-box>
      </draw:frame>
      <draw:frame text:anchor-type="page" text:anchor-page-number="1" draw:z-index="23" draw:style-name="gr3" draw:text-style-name="P6" svg:width="5.321cm" svg:height="0.802cm" svg:x="11.269cm" svg:y="12.891cm">
        <draw:text-box>
          <text:p text:style-name="P6"><text:span text:style-name="T2">!нмнрайон!</text:span></text:p>
        </draw:text-box>
      </draw:frame>
      <draw:frame text:anchor-type="page" text:anchor-page-number="1" draw:z-index="24" draw:style-name="gr3" draw:text-style-name="P6" svg:width="11.521cm" svg:height="0.802cm" svg:x="5.009cm" svg:y="13.51cm">
        <draw:text-box>
          <text:p text:style-name="P6"><text:span text:style-name="T2">!нмсс! !нмнм!</text:span></text:p>
        </draw:text-box>
      </draw:frame>
      <draw:frame text:anchor-type="page" text:anchor-page-number="1" draw:z-index="25" draw:style-name="gr3" draw:text-style-name="P5" svg:width="6.861cm" svg:height="0.802cm" svg:x="5.911cm" svg:y="15.66cm">
        <draw:text-box>
          <text:p text:style-name="P13"><text:span text:style-name="T2">!ПрМ!</text:span></text:p>
        </draw:text-box>
      </draw:frame>
      <draw:frame text:anchor-type="page" text:anchor-page-number="1" draw:z-index="26" draw:style-name="gr3" draw:text-style-name="P5" svg:width="10.12cm" svg:height="0.802cm" svg:x="5.9cm" svg:y="16.33cm">
        <draw:text-box>
          <text:p text:style-name="P5"><text:span text:style-name="T2">!ІмМ! <text:s/>!ПбМ!</text:span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F" svg:font-family="" style:font-family-generic="roman"/>
    <style:font-face style:name="Times New Roman1" svg:font-family="'Times New Roman'" style:font-family-generic="roman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Vladimir Koltsov</meta:initial-creator>
    <meta:creation-date>2008-03-31T12:24:46</meta:creation-date>
    <dc:creator>Valdimir Koltsov</dc:creator>
    <dc:date>2008-04-13T11:26:50</dc:date>
    <meta:printed-by>Valdimir Koltsov</meta:printed-by>
    <meta:print-date>2008-04-06T20:54:19</meta:print-date>
    <meta:editing-cycles>78</meta:editing-cycles>
    <meta:editing-duration>PT18H18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